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20000024409EB0F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333333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" style:family="graphic" style:parent-style-name="standard">
      <style:graphic-properties svg:stroke-width="0.1cm" svg:stroke-color="#ff0000" draw:marker-start-width="0.35cm" draw:marker-end-width="0.35cm" draw:opacity="5%" draw:textarea-horizontal-align="justify" draw:textarea-vertical-align="middle" draw:auto-grow-height="false" fo:padding-top="0.175cm" fo:padding-bottom="0.175cm" fo:padding-left="0.3cm" fo:padding-right="0.3cm" draw:shadow-opacity="5%"/>
    </style:style>
    <style:style style:name="gr4" style:family="graphic" style:parent-style-name="standard">
      <style:graphic-properties svg:stroke-width="0.1cm" svg:stroke-color="#0099ff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" style:family="graphic" style:parent-style-name="standard">
      <style:graphic-properties svg:stroke-width="0.1cm" svg:stroke-color="#ff950e" draw:marker-start-width="0.35cm" draw:marker-end-width="0.35cm" draw:opacity="10%" draw:textarea-horizontal-align="justify" draw:textarea-vertical-align="middle" draw:auto-grow-height="false" fo:padding-top="0.175cm" fo:padding-bottom="0.175cm" fo:padding-left="0.3cm" fo:padding-right="0.3cm" draw:shadow-opacity="10%"/>
    </style:style>
    <style:style style:name="gr6" style:family="graphic" style:parent-style-name="standard">
      <style:graphic-properties svg:stroke-width="0.1cm" svg:stroke-color="#33cc66" draw:marker-start-width="0.35cm" draw:marker-end-width="0.35cm" draw:fill="solid" draw:fill-color="#33cc66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3333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3pt" style:font-size-asian="13pt" style:font-size-complex="13pt"/>
    </style:style>
    <style:style style:name="P3" style:family="paragraph">
      <style:text-properties fo:color="#0099ff" fo:font-size="13pt" style:font-size-asian="13pt" style:font-size-complex="13pt"/>
    </style:style>
    <style:style style:name="P4" style:family="paragraph">
      <style:text-properties fo:color="#33cc66" fo:font-size="13pt" style:font-size-asian="13pt" style:font-size-complex="13pt"/>
    </style:style>
    <style:style style:name="P5" style:family="paragraph">
      <style:text-properties fo:color="#ffb515" fo:font-size="13pt" style:font-size-asian="13pt" style:font-size-complex="13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color="#ff0000" fo:font-size="13pt" style:font-size-asian="13pt" style:font-size-complex="13pt"/>
    </style:style>
    <style:style style:name="T2" style:family="text">
      <style:text-properties fo:color="#0099ff" fo:font-size="13pt" style:font-size-asian="13pt" style:font-size-complex="13pt"/>
    </style:style>
    <style:style style:name="T3" style:family="text">
      <style:text-properties fo:color="#33cc66" fo:font-size="13pt" style:font-size-asian="13pt" style:font-size-complex="13pt"/>
    </style:style>
    <style:style style:name="T4" style:family="text">
      <style:text-properties fo:color="#ffb515" fo:font-size="13pt" style:font-size-asian="13pt" style:font-size-complex="13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39cm" svg:height="11.314cm" svg:x="1.3cm" svg:y="9.186cm">
          <draw:image xlink:href="Pictures/10000000000004020000024409EB0F95.png" xlink:type="simple" xlink:show="embed" xlink:actuate="onLoad">
            <text:p/>
          </draw:image>
        </draw:frame>
        <draw:custom-shape draw:style-name="gr2" draw:text-style-name="P1" draw:layer="layout" svg:width="15cm" svg:height="7.9cm" svg:x="1.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2cm" svg:height="9.2cm" svg:x="1.3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8cm" svg:height="7cm" svg:x="1.5cm" svg:y="12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8cm" svg:height="0.5cm" svg:x="1.5cm" svg:y="1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6cm" svg:height="6.8cm" svg:x="1.6cm" svg:y="12.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509cm" svg:height="0.763cm" svg:x="10.89cm" svg:y="10.2cm">
          <draw:text-box>
            <text:p><text:span text:style-name="T1">NoteBook</text:span></text:p>
          </draw:text-box>
        </draw:frame>
        <draw:frame draw:style-name="gr7" draw:text-style-name="P3" draw:layer="layout" svg:width="2.382cm" svg:height="0.763cm" svg:x="10.9cm" svg:y="11.4cm">
          <draw:text-box>
            <text:p text:style-name="P3"><text:span text:style-name="T2">TextView</text:span></text:p>
          </draw:text-box>
        </draw:frame>
        <draw:frame draw:style-name="gr7" draw:text-style-name="P4" draw:layer="layout" svg:width="2.737cm" svg:height="0.763cm" svg:x="10.9cm" svg:y="12.145cm">
          <draw:text-box>
            <text:p><text:span text:style-name="T3">Text Buffer</text:span></text:p>
          </draw:text-box>
        </draw:frame>
        <draw:frame draw:style-name="gr7" draw:text-style-name="P5" draw:layer="layout" svg:width="2.102cm" svg:height="0.763cm" svg:x="11.117cm" svg:y="19.2cm">
          <draw:text-box>
            <text:p><text:span text:style-name="T4">ToolBar</text:span></text:p>
          </draw:text-box>
        </draw:frame>
        <draw:line draw:style-name="gr8" draw:text-style-name="P1" draw:layer="layout" svg:x1="1.4cm" svg:y1="19.2cm" svg:x2="16.4cm" svg:y2="19.2cm">
          <text:p/>
        </draw:line>
        <draw:frame draw:style-name="gr7" draw:text-style-name="P6" draw:layer="layout" svg:width="3.385cm" svg:height="0.683cm" svg:x="3.8cm" svg:y="12.1cm">
          <draw:text-box>
            <text:p><text:span text:style-name="T5">Layer (first child)</text:span></text:p>
          </draw:text-box>
        </draw:frame>
        <draw:frame draw:style-name="gr7" draw:text-style-name="P6" draw:layer="layout" svg:width="4.007cm" svg:height="0.683cm" svg:x="3.801cm" svg:y="19.201cm">
          <draw:text-box>
            <text:p><text:span text:style-name="T5">Layer (second chil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5T08:03:33</meta:creation-date>
    <dc:date>2009-06-15T08:22:56</dc:date>
    <meta:editing-duration>PT00H19M26S</meta:editing-duration>
    <meta:editing-cycles>3</meta:editing-cycles>
    <meta:generator>OpenOffice.org/3.0$Linux OpenOffice.org_project/300m15$Build-937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